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17.2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5.34pt"/>
    </style:style>
    <style:style style:name="co9" style:family="table-column">
      <style:table-column-properties fo:break-before="auto" style:column-width="60.49pt"/>
    </style:style>
    <style:style style:name="co10" style:family="table-column">
      <style:table-column-properties fo:break-before="auto" style:column-width="30.25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22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1pt" fo:font-style="normal" style:font-size-asian="11pt" style:font-style-asian="normal" style:font-size-complex="11pt" style:font-style-complex="normal"/>
    </style:style>
    <style:style style:name="ce24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b2b2b2" fo:font-size="11pt" style:font-size-asian="11pt" style:font-size-complex="11pt"/>
    </style:style>
    <style:style style:name="ce25" style:family="table-cell" style:parent-style-name="Default" style:data-style-name="N126">
      <style:table-cell-properties fo:background-color="#66ccff" style:text-align-source="fix" style:repeat-content="false"/>
      <style:paragraph-properties fo:text-align="center" fo:margin-left="0pt"/>
      <style:text-properties fo:color="#000099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26">
      <style:table-cell-properties fo:background-color="#ffff00" style:text-align-source="fix" style:repeat-content="false" fo:border="none"/>
      <style:paragraph-properties fo:text-align="center" fo:margin-left="0pt"/>
      <style:text-properties fo:color="#461900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26">
      <style:table-cell-properties fo:background-color="#ffcccc" style:text-align-source="fix" style:repeat-content="false"/>
      <style:paragraph-properties fo:text-align="center" fo:margin-left="0pt"/>
      <style:text-properties fo:color="#cc000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30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31" style:family="table-cell" style:parent-style-name="Default" style:data-style-name="N126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pt"/>
      <style:text-properties fo:color="#000099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1pt" style:font-name-asian="Droid Sans Fallback" style:font-size-asian="11pt" style:font-name-complex="FreeSans" style:font-size-complex="11pt"/>
    </style:style>
    <style:style style:name="ce36" style:family="table-cell" style:parent-style-name="Default" style:data-style-name="N139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1pt" style:font-name-asian="Droid Sans Fallback" style:font-size-asian="11pt" style:font-name-complex="FreeSans" style:font-size-complex="11pt"/>
    </style:style>
    <style:style style:name="ce37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use-window-font-color="true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8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126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pt"/>
      <style:text-properties fo:color="#461900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 style:data-style-name="N126">
      <style:table-cell-properties fo:border-bottom="0.06pt solid #000000" fo:background-color="#ffcccc" style:text-align-source="fix" style:repeat-content="false" fo:border-left="none" fo:border-right="none" fo:border-top="none"/>
      <style:paragraph-properties fo:text-align="center" fo:margin-left="0pt"/>
      <style:text-properties fo:color="#cc0000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use-window-font-color="true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3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1pt" style:font-size-asian="11pt" style:font-size-complex="11pt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style="normal" style:font-size-asian="11pt" style:font-style-asian="normal" style:font-size-complex="11pt" style:font-style-complex="normal"/>
    </style:style>
    <style:style style:name="ce48" style:family="table-cell" style:parent-style-name="Default" style:data-style-name="N148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clock" table:style-name="ta1">
        <table:table-column table:style-name="co1" table:default-cell-style-name="ce21"/>
        <table:table-column table:style-name="co2" table:number-columns-repeated="4" table:default-cell-style-name="ce21"/>
        <table:table-column table:style-name="co3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3" table:default-cell-style-name="ce21"/>
        <table:table-column table:style-name="co2" table:number-columns-repeated="2" table:default-cell-style-name="ce21"/>
        <table:table-column table:style-name="co5" table:number-columns-repeated="2" table:default-cell-style-name="ce21"/>
        <table:table-column table:style-name="co6" table:number-columns-repeated="1008" table:default-cell-style-name="ce21"/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>
            <text:p>unit</text:p>
          </table:table-cell>
          <table:table-cell table:style-name="ce23" office:value-type="string" calcext:value-type="string">
            <text:p>value</text:p>
          </table:table-cell>
          <table:table-cell table:style-name="ce29" office:value-type="string" calcext:value-type="string">
            <text:p>1 tick</text:p>
          </table:table-cell>
          <table:table-cell table:style-name="ce29" office:value-type="string" calcext:value-type="string">
            <text:p>calc tick</text:p>
          </table:table-cell>
          <table:table-cell/>
          <table:table-cell table:style-name="ce31" office:value-type="string" calcext:value-type="string">
            <text:p>hour</text:p>
          </table:table-cell>
          <table:table-cell table:style-name="ce31" table:formula="of:=[.C4]" office:value-type="float" office:value="11" calcext:value-type="float">
            <text:p><text:s text:c="3"/>11</text:p>
          </table:table-cell>
          <table:table-cell/>
          <table:table-cell table:style-name="ce39" office:value-type="string" calcext:value-type="string">
            <text:p>min</text:p>
          </table:table-cell>
          <table:table-cell table:style-name="ce39" table:formula="of:=[.C5]" office:value-type="float" office:value="59" calcext:value-type="float">
            <text:p><text:s text:c="3"/>59</text:p>
          </table:table-cell>
          <table:table-cell/>
          <table:table-cell table:style-name="ce40" office:value-type="string" calcext:value-type="string">
            <text:p>sec</text:p>
          </table:table-cell>
          <table:table-cell table:style-name="ce40" table:formula="of:=[.C6]" office:value-type="float" office:value="59" calcext:value-type="float">
            <text:p><text:s text:c="3"/>59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4" office:value-type="string" calcext:value-type="string">
            <text:p>half day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[.D4]*12" office:value-type="float" office:value="4320000" calcext:value-type="float">
            <text:p><text:s/>4 320 000</text:p>
          </table:table-cell>
          <table:table-cell table:style-name="ce24" office:value-type="string" calcext:value-type="string">
            <text:p>-</text:p>
          </table:table-cell>
          <table:table-cell table:style-name="ce22"/>
          <table:table-cell table:style-name="ce22" office:value-type="string" calcext:value-type="string">
            <text:p>full stamp</text:p>
          </table:table-cell>
          <table:table-cell table:style-name="ce22" table:formula="of:=[.$E$9]" office:value-type="float" office:value="4319999" calcext:value-type="float">
            <text:p><text:s/>4 319 999</text:p>
          </table:table-cell>
          <table:table-cell table:style-name="ce22"/>
          <table:table-cell table:style-name="ce22" office:value-type="string" calcext:value-type="string">
            <text:p>full stamp</text:p>
          </table:table-cell>
          <table:table-cell table:style-name="ce22" table:formula="of:=[.$E$9]" office:value-type="float" office:value="4319999" calcext:value-type="float">
            <text:p><text:s/>4 319 999</text:p>
          </table:table-cell>
          <table:table-cell table:style-name="ce22"/>
          <table:table-cell table:style-name="ce22" office:value-type="string" calcext:value-type="string">
            <text:p>full stamp</text:p>
          </table:table-cell>
          <table:table-cell table:style-name="ce22" table:formula="of:=[.$E$9]" office:value-type="float" office:value="4319999" calcext:value-type="float">
            <text:p><text:s/>4 319 999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5" office:value-type="string" calcext:value-type="string">
            <text:p>hour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30" table:formula="of:=[.D5]*60" office:value-type="float" office:value="360000" calcext:value-type="float">
            <text:p><text:s text:c="2"/>360 000</text:p>
          </table:table-cell>
          <table:table-cell table:style-name="ce22" table:formula="of:=[.C4]*[.D4]" office:value-type="float" office:value="3960000" calcext:value-type="float">
            <text:p><text:s/>3 960 000</text:p>
          </table:table-cell>
          <table:table-cell table:style-name="ce22"/>
          <table:table-cell table:style-name="ce22" office:value-type="string" calcext:value-type="string">
            <text:p>scale slot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38"/>
          <table:table-cell table:style-name="ce22" office:value-type="string" calcext:value-type="string">
            <text:p>scale slot</text:p>
          </table:table-cell>
          <table:table-cell table:style-name="ce28" office:value-type="float" office:value="24" calcext:value-type="float">
            <text:p><text:s text:c="3"/>24</text:p>
          </table:table-cell>
          <table:table-cell table:style-name="ce30"/>
          <table:table-cell table:style-name="ce22" office:value-type="string" calcext:value-type="string">
            <text:p>scale slot</text:p>
          </table:table-cell>
          <table:table-cell table:style-name="ce28" office:value-type="float" office:value="24" calcext:value-type="float">
            <text:p><text:s text:c="3"/>24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6" office:value-type="string" calcext:value-type="string">
            <text:p>min</text:p>
          </table:table-cell>
          <table:table-cell table:style-name="ce26" office:value-type="float" office:value="59" calcext:value-type="float">
            <text:p><text:s text:c="3"/>59</text:p>
          </table:table-cell>
          <table:table-cell table:style-name="ce22" table:formula="of:=[.D6]*60" office:value-type="float" office:value="6000" calcext:value-type="float">
            <text:p><text:s text:c="2"/>6 000</text:p>
          </table:table-cell>
          <table:table-cell table:style-name="ce22" table:formula="of:=[.C5]*[.D5]" office:value-type="float" office:value="354000" calcext:value-type="float">
            <text:p><text:s text:c="2"/>354 000</text:p>
          </table:table-cell>
          <table:table-cell table:style-name="ce30"/>
          <table:table-cell table:style-name="ce32" table:number-columns-repeated="8"/>
          <table:table-cell table:style-name="ce41" table:number-columns-repeated="6"/>
          <table:table-cell table:number-columns-repeated="1004"/>
        </table:table-row>
        <table:table-row table:style-name="ro1">
          <table:table-cell table:style-name="ce22"/>
          <table:table-cell table:style-name="ce27" office:value-type="string" calcext:value-type="string">
            <text:p>sec</text:p>
          </table:table-cell>
          <table:table-cell table:style-name="ce27" office:value-type="float" office:value="59" calcext:value-type="float">
            <text:p><text:s text:c="3"/>59</text:p>
          </table:table-cell>
          <table:table-cell table:style-name="ce22" table:formula="of:=[.D7]*100" office:value-type="float" office:value="100" calcext:value-type="float">
            <text:p><text:s text:c="3"/>100</text:p>
          </table:table-cell>
          <table:table-cell table:style-name="ce22" table:formula="of:=[.C6]*[.D6]" office:value-type="float" office:value="5900" calcext:value-type="float">
            <text:p><text:s text:c="2"/>5 900</text:p>
          </table:table-cell>
          <table:table-cell table:style-name="ce22"/>
          <table:table-cell table:style-name="ce22" office:value-type="string" calcext:value-type="string">
            <text:p>modulo</text:p>
          </table:table-cell>
          <table:table-cell table:style-name="ce28" table:formula="of:=[.D3]" office:value-type="float" office:value="4320000" calcext:value-type="float">
            <text:p><text:s/>4 320 000</text:p>
          </table:table-cell>
          <table:table-cell table:style-name="ce22"/>
          <table:table-cell table:style-name="ce22" office:value-type="string" calcext:value-type="string">
            <text:p>modulo</text:p>
          </table:table-cell>
          <table:table-cell table:style-name="ce28" table:formula="of:=[.D4]" office:value-type="float" office:value="360000" calcext:value-type="float">
            <text:p><text:s text:c="2"/>360 000</text:p>
          </table:table-cell>
          <table:table-cell table:style-name="ce22"/>
          <table:table-cell table:style-name="ce22" office:value-type="string" calcext:value-type="string">
            <text:p>modulo</text:p>
          </table:table-cell>
          <table:table-cell table:style-name="ce28" table:formula="of:=[.D5]" office:value-type="float" office:value="6000" calcext:value-type="float">
            <text:p><text:s text:c="2"/>6 000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2" office:value-type="string" calcext:value-type="string">
            <text:p>deci</text:p>
          </table:table-cell>
          <table:table-cell table:style-name="ce28" office:value-type="float" office:value="99" calcext:value-type="float">
            <text:p><text:s text:c="3"/>99</text:p>
          </table:table-cell>
          <table:table-cell table:style-name="ce22" office:value-type="float" office:value="1" calcext:value-type="float">
            <text:p><text:s text:c="3"/>1</text:p>
          </table:table-cell>
          <table:table-cell table:style-name="ce22" table:formula="of:=[.C7]*[.D7]" office:value-type="float" office:value="99" calcext:value-type="float">
            <text:p><text:s text:c="3"/>99</text:p>
          </table:table-cell>
          <table:table-cell table:style-name="ce22"/>
          <table:table-cell table:style-name="ce22" office:value-type="string" calcext:value-type="string">
            <text:p>value</text:p>
          </table:table-cell>
          <table:table-cell table:style-name="ce34" table:formula="of:=MOD([.H3];[.H6])" office:value-type="float" office:value="4319999" calcext:value-type="float">
            <text:p><text:s/>4 319 999</text:p>
          </table:table-cell>
          <table:table-cell table:style-name="ce22"/>
          <table:table-cell table:style-name="ce22" office:value-type="string" calcext:value-type="string">
            <text:p>value</text:p>
          </table:table-cell>
          <table:table-cell table:style-name="ce34" table:formula="of:=MOD([.K3];[.K6])" office:value-type="float" office:value="359999" calcext:value-type="float">
            <text:p><text:s text:c="2"/>359 999</text:p>
          </table:table-cell>
          <table:table-cell table:style-name="ce22"/>
          <table:table-cell table:style-name="ce22" office:value-type="string" calcext:value-type="string">
            <text:p>value</text:p>
          </table:table-cell>
          <table:table-cell table:style-name="ce34" table:formula="of:=MOD([.N3];[.N6])" office:value-type="float" office:value="5999" calcext:value-type="float">
            <text:p><text:s text:c="2"/>5 999</text:p>
          </table:table-cell>
          <table:table-cell table:number-columns-repeated="1010"/>
        </table:table-row>
        <table:table-row table:style-name="ro1">
          <table:table-cell table:style-name="ce22" table:number-columns-repeated="6"/>
          <table:table-cell office:value-type="string" calcext:value-type="string">
            <text:p>percent</text:p>
          </table:table-cell>
          <table:table-cell table:style-name="ce35" table:formula="of:=[.H7]/[.H6]" office:value-type="percentage" office:value="0.999999768518519" calcext:value-type="percentage">
            <text:p>100.0000%</text:p>
          </table:table-cell>
          <table:table-cell/>
          <table:table-cell office:value-type="string" calcext:value-type="string">
            <text:p>percent</text:p>
          </table:table-cell>
          <table:table-cell table:style-name="ce35" table:formula="of:=[.K7]/[.K6]" office:value-type="percentage" office:value="0.999997222222222" calcext:value-type="percentage">
            <text:p>99.9997%</text:p>
          </table:table-cell>
          <table:table-cell/>
          <table:table-cell office:value-type="string" calcext:value-type="string">
            <text:p>percent</text:p>
          </table:table-cell>
          <table:table-cell table:style-name="ce35" table:formula="of:=[.N7]/[.N6]" office:value-type="percentage" office:value="0.999833333333333" calcext:value-type="percentage">
            <text:p>99.9833%</text:p>
          </table:table-cell>
          <table:table-cell table:number-columns-repeated="1010"/>
        </table:table-row>
        <table:table-row table:style-name="ro1">
          <table:table-cell table:style-name="ce22"/>
          <table:table-cell table:style-name="ce22" office:value-type="string" calcext:value-type="string">
            <text:p>stamp</text:p>
          </table:table-cell>
          <table:table-cell table:style-name="ce22" table:number-columns-repeated="2"/>
          <table:table-cell table:style-name="ce28" table:formula="of:=SUM([.E4:.E7])" office:value-type="float" office:value="4319999" calcext:value-type="float">
            <text:p><text:s/>4 319 999</text:p>
          </table:table-cell>
          <table:table-cell table:style-name="ce22"/>
          <table:table-cell office:value-type="string" calcext:value-type="string">
            <text:p>float pos</text:p>
          </table:table-cell>
          <table:table-cell table:style-name="ce36" table:formula="of:=[.H4]*[.H8]" office:value-type="float" office:value="11.9999972222222" calcext:value-type="float">
            <text:p>12.00000</text:p>
          </table:table-cell>
          <table:table-cell/>
          <table:table-cell office:value-type="string" calcext:value-type="string">
            <text:p>float pos</text:p>
          </table:table-cell>
          <table:table-cell table:style-name="ce36" table:formula="of:=[.K4]*[.K8]" office:value-type="float" office:value="23.9999333333333" calcext:value-type="float">
            <text:p>23.99993</text:p>
          </table:table-cell>
          <table:table-cell/>
          <table:table-cell office:value-type="string" calcext:value-type="string">
            <text:p>float pos</text:p>
          </table:table-cell>
          <table:table-cell table:style-name="ce36" table:formula="of:=[.N4]*[.N8]" office:value-type="float" office:value="23.996" calcext:value-type="float">
            <text:p>23.9960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3" office:value-type="string" calcext:value-type="string">
            <text:p>pos1</text:p>
          </table:table-cell>
          <table:table-cell table:style-name="ce37" table:formula="of:=FLOOR([.H4]*[.H8])" office:value-type="float" office:value="11" calcext:value-type="float">
            <text:p>11</text:p>
          </table:table-cell>
          <table:table-cell/>
          <table:table-cell table:style-name="ce33" office:value-type="string" calcext:value-type="string">
            <text:p>pos1</text:p>
          </table:table-cell>
          <table:table-cell table:style-name="ce37" table:formula="of:=FLOOR([.K4]*[.K8])" office:value-type="float" office:value="23" calcext:value-type="float">
            <text:p>23</text:p>
          </table:table-cell>
          <table:table-cell/>
          <table:table-cell table:style-name="ce33" office:value-type="string" calcext:value-type="string">
            <text:p>pos1</text:p>
          </table:table-cell>
          <table:table-cell table:style-name="ce37" table:formula="of:=FLOOR([.N4]*[.N8])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float lit2</text:p>
          </table:table-cell>
          <table:table-cell table:formula="of:=MOD([.H9]*255;255)" office:value-type="float" office:value="254.999291666667" calcext:value-type="float">
            <text:p>254.999291666667</text:p>
          </table:table-cell>
          <table:table-cell/>
          <table:table-cell office:value-type="string" calcext:value-type="string">
            <text:p>float lit2</text:p>
          </table:table-cell>
          <table:table-cell table:formula="of:=MOD([.K9]*255;255)" office:value-type="float" office:value="254.982999999999" calcext:value-type="float">
            <text:p>254.982999999999</text:p>
          </table:table-cell>
          <table:table-cell/>
          <table:table-cell office:value-type="string" calcext:value-type="string">
            <text:p>float lit2</text:p>
          </table:table-cell>
          <table:table-cell table:formula="of:=MOD([.N9]*255;255)" office:value-type="float" office:value="253.98" calcext:value-type="float">
            <text:p>253.98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3" office:value-type="string" calcext:value-type="string">
            <text:p>lit1</text:p>
          </table:table-cell>
          <table:table-cell table:style-name="ce33" table:formula="of:=255-[.H14]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lit1</text:p>
          </table:table-cell>
          <table:table-cell table:style-name="ce33" table:formula="of:=255-[.K14]" office:value-type="float" office:value="1" calcext:value-type="float">
            <text:p>1</text:p>
          </table:table-cell>
          <table:table-cell/>
          <table:table-cell table:style-name="ce33" office:value-type="string" calcext:value-type="string">
            <text:p>lit1</text:p>
          </table:table-cell>
          <table:table-cell table:style-name="ce33" table:formula="of:=255-[.N14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3" office:value-type="string" calcext:value-type="string">
            <text:p>pos2</text:p>
          </table:table-cell>
          <table:table-cell table:style-name="ce33" table:formula="of:=IF([.H10]+1=[.H4];0;1+[.H10])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os2</text:p>
          </table:table-cell>
          <table:table-cell table:style-name="ce33" table:formula="of:=IF([.K10]+1=[.K4];0;1+[.K10])" office:value-type="float" office:value="0" calcext:value-type="float">
            <text:p>0</text:p>
          </table:table-cell>
          <table:table-cell/>
          <table:table-cell table:style-name="ce33" office:value-type="string" calcext:value-type="string">
            <text:p>pos2</text:p>
          </table:table-cell>
          <table:table-cell table:style-name="ce33" table:formula="of:=IF([.N10]+1=[.N4];0;1+[.N1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33" office:value-type="string" calcext:value-type="string">
            <text:p>lit2</text:p>
          </table:table-cell>
          <table:table-cell table:style-name="ce33" table:formula="of:=FLOOR([.H11])" office:value-type="float" office:value="254" calcext:value-type="float">
            <text:p>254</text:p>
          </table:table-cell>
          <table:table-cell/>
          <table:table-cell table:style-name="ce33" office:value-type="string" calcext:value-type="string">
            <text:p>lit2</text:p>
          </table:table-cell>
          <table:table-cell table:style-name="ce33" table:formula="of:=FLOOR([.K11])" office:value-type="float" office:value="254" calcext:value-type="float">
            <text:p>254</text:p>
          </table:table-cell>
          <table:table-cell/>
          <table:table-cell table:style-name="ce33" office:value-type="string" calcext:value-type="string">
            <text:p>lit2</text:p>
          </table:table-cell>
          <table:table-cell table:style-name="ce33" table:formula="of:=FLOOR([.N11])" office:value-type="float" office:value="253" calcext:value-type="float">
            <text:p>253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2" table:style-name="ta1">
        <table:table-column table:style-name="co3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7" table:number-columns-repeated="1019" table:default-cell-style-name="ce42"/>
        <table:table-row table:style-name="ro1" table:number-rows-repeated="2">
          <table:table-cell table:number-columns-repeated="1024"/>
        </table:table-row>
        <table:table-row table:style-name="ro1">
          <table:table-cell table:style-name="ce43"/>
          <table:table-cell table:style-name="ce43" office:value-type="string" calcext:value-type="string">
            <text:p><text:s/>hour</text:p>
          </table:table-cell>
          <table:table-cell table:style-name="ce46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style-name="ce47" office:value-type="float" office:value="60" calcext:value-type="float">
            <text:p>6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style-name="ce47" office:value-type="float" office:value="60" calcext:value-type="float">
            <text:p>6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table:style-name="ce47"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c slots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n slots</text:p>
          </table:table-cell>
          <table:table-cell table:style-name="ce47" table:formula="of:=[.D4]*[.D7]" office:value-type="float" office:value="60" calcext:value-type="float">
            <text:p>6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our slots</text:p>
          </table:table-cell>
          <table:table-cell table:style-name="ce47" table:formula="of:=[.D5]*[.D8]" office:value-type="float" office:value="3600" calcext:value-type="float">
            <text:p>360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ull slots</text:p>
          </table:table-cell>
          <table:table-cell table:style-name="ce47" table:formula="of:=[.D6]*[.D9]" office:value-type="float" office:value="43200" calcext:value-type="float">
            <text:p>4320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4"/>
          <table:table-cell table:style-name="ce44" office:value-type="string" calcext:value-type="string">
            <text:p>pixels</text:p>
          </table:table-cell>
          <table:table-cell table:style-name="ce44" office:value-type="float" office:value="12" calcext:value-type="float">
            <text:p>12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4"/>
          <table:table-cell table:style-name="ce44" office:value-type="string" calcext:value-type="string">
            <text:p>pixel slots</text:p>
          </table:table-cell>
          <table:table-cell table:style-name="ce44" table:formula="of:=[.D10]/[.D11]" office:value-type="float" office:value="3600" calcext:value-type="float">
            <text:p>3600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45"/>
          <table:table-cell table:style-name="ce45" office:value-type="string" calcext:value-type="string">
            <text:p>n of pixels</text:p>
          </table:table-cell>
          <table:table-cell table:style-name="ce45" table:formula="of:=FLOOR([.D12]/256)" office:value-type="float" office:value="14" calcext:value-type="float">
            <text:p>14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tual slot</text:p>
          </table:table-cell>
          <table:table-cell table:formula="of:=[.D14]*[.D9]+[.D15]*[.D8]+[.D16]*[.D7]" office:value-type="float" office:value="14399" calcext:value-type="float">
            <text:p>1439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x float</text:p>
          </table:table-cell>
          <table:table-cell table:style-name="ce48" table:formula="of:=[.D$17]/[.D12]" office:value-type="float" office:value="3.99972222222222" calcext:value-type="float">
            <text:p>3.999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x div</text:p>
          </table:table-cell>
          <table:table-cell table:formula="of:=FLOOR([.D18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x mod</text:p>
          </table:table-cell>
          <table:table-cell table:formula="of:=[.D17]-([.D19]*[.D12])" office:value-type="float" office:value="3599" calcext:value-type="float">
            <text:p>359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x mod byte</text:p>
          </table:table-cell>
          <table:table-cell table:formula="of:=[.D20]/[.D13]" office:value-type="float" office:value="257.071428571429" calcext:value-type="float">
            <text:p>257.07142857142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3"/>
          <table:table-cell table:style-name="ce43" office:value-type="string" calcext:value-type="string">
            <text:p><text:s/>min</text:p>
          </table:table-cell>
          <table:table-cell table:style-name="ce46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step</text:p>
          </table:table-cell>
          <table:table-cell table:formula="of:=[.D26]*[.D27]"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ansition</text:p>
          </table:table-cell>
          <table:table-cell table:formula="of:=[.D29]/24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3"/>
          <table:table-cell table:style-name="ce43" office:value-type="string" calcext:value-type="string">
            <text:p><text:s/>sec</text:p>
          </table:table-cell>
          <table:table-cell table:style-name="ce46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ci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step</text:p>
          </table:table-cell>
          <table:table-cell table:formula="of:=[.D33]*[.D34]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ansition</text:p>
          </table:table-cell>
          <table:table-cell table:formula="of:=[.D36]/24" office:value-type="float" office:value="25" calcext:value-type="float">
            <text:p>25</text:p>
          </table:table-cell>
          <table:table-cell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percentage-style style:name="N127">
      <number:number number:decimal-places="1" loext:min-decimal-places="1" number:min-integer-digits="1"/>
      <number:text>%</number:text>
    </number:percentage-style>
    <number:percentage-style style:name="N128">
      <number:number number:decimal-places="3" loext:min-decimal-places="3" number:min-integer-digits="1"/>
      <number:text>%</number:text>
    </number:percentage-style>
    <number:percentage-style style:name="N129">
      <number:number number:decimal-places="4" loext:min-decimal-places="4" number:min-integer-digits="1"/>
      <number:text>%</number:text>
    </number:percentage-style>
    <number:number-style style:name="N130">
      <number:number number:decimal-places="2" loext:min-decimal-places="0" number:min-integer-digits="0" number:decimal-replacement=""/>
    </number:number-style>
    <number:number-style style:name="N131">
      <number:number number:decimal-places="1" loext:min-decimal-places="1" number:min-integer-digits="0"/>
    </number:number-style>
    <number:number-style style:name="N132">
      <number:number number:decimal-places="0" loext:min-decimal-places="0" number:min-integer-digits="0"/>
    </number:number-style>
    <number:number-style style:name="N133">
      <number:number number:decimal-places="2" loext:min-decimal-places="2" number:min-integer-digits="0"/>
    </number:number-style>
    <number:number-style style:name="N134">
      <number:number number:decimal-places="3" loext:min-decimal-places="3" number:min-integer-digits="0"/>
    </number:number-style>
    <number:number-style style:name="N135">
      <number:number number:decimal-places="4" loext:min-decimal-places="4" number:min-integer-digits="0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1" loext:min-decimal-places="1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5" loext:min-decimal-places="5" number:min-integer-digits="1" number:grouping="true"/>
    </number:number-style>
    <number:number-style style:name="N140">
      <number:number number:decimal-places="5" loext:min-decimal-places="5" number:min-integer-digits="0"/>
    </number:number-style>
    <number:number-style style:name="N141">
      <number:number number:decimal-places="13" loext:min-decimal-places="13" number:min-integer-digits="1"/>
    </number:number-style>
    <number:number-style style:name="N142">
      <number:number number:decimal-places="14" loext:min-decimal-places="14" number:min-integer-digits="1"/>
    </number:number-style>
    <number:number-style style:name="N143">
      <number:number number:decimal-places="12" loext:min-decimal-places="12" number:min-integer-digits="1"/>
    </number:number-style>
    <number:number-style style:name="N144">
      <number:number number:decimal-places="8" loext:min-decimal-places="8" number:min-integer-digits="1"/>
    </number:number-style>
    <number:number-style style:name="N145">
      <number:number number:decimal-places="7" loext:min-decimal-places="7" number:min-integer-digits="1"/>
    </number:number-style>
    <number:number-style style:name="N146">
      <number:number number:decimal-places="6" loext:min-decimal-places="6" number:min-integer-digits="1"/>
    </number:number-style>
    <number:number-style style:name="N147">
      <number:number number:decimal-places="5" loext:min-decimal-places="5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9">00/00/0000</text:date>, <text:time style:data-style-name="N2" text:time-value="18:46:24.288022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9T21:56:54.990631647</dc:date>
    <meta:editing-duration>P2DT6H53M59S</meta:editing-duration>
    <meta:editing-cycles>30</meta:editing-cycles>
    <meta:generator>LibreOffice_Vanilla/5.4.4.3$MacOSX_X86_64 LibreOffice_project/327ad42f4b641f37cf4dd9936346bc386252669a</meta:generator>
    <meta:document-statistic meta:table-count="2" meta:cell-count="153" meta:object-count="0"/>
  </office:meta>
</office:document-meta>
</file>